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ComicCharactersTests.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micCharactersTests.autowiredParameterByTypeForSingleGenericBean( @ Autowired T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